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ContextWrapper.include( String theRelativeUrlPath , boolean isToBeFlush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ContextWrapper.getExpression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ContextWrapper.get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ContextWrapper.PageContextWrapper( PageContext theOriginalPageContext , Servlet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